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4.263cm"/>
    </style:style>
    <style:style style:name="Tabella1.A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11cm" fo:margin-left="0cm" table:align="left"/>
    </style:style>
    <style:style style:name="Tabella2.A" style:family="table-column">
      <style:table-column-properties style:column-width="3.096cm"/>
    </style:style>
    <style:style style:name="Tabella2.B" style:family="table-column">
      <style:table-column-properties style:column-width="5.689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3.173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7.329cm"/>
    </style:style>
    <style:style style:name="Tabella3.B" style:family="table-column">
      <style:table-column-properties style:column-width="5.318cm"/>
    </style:style>
    <style:style style:name="Tabella3.C" style:family="table-column">
      <style:table-column-properties style:column-width="4.366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.013cm" fo:margin-left="0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4.263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paragraph-properties fo:line-height="100%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7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8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3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1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5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7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8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19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Footer">
      <style:paragraph-properties fo:text-align="end" style:justify-single-word="false"/>
      <style:text-properties style:font-name="Verdana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5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6" style:family="paragraph" style:parent-style-name="Heading">
      <style:text-properties style:font-name="Verdana" fo:font-size="11pt" style:font-size-asian="11pt" style:font-size-complex="11pt"/>
    </style:style>
    <style:style style:name="P2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28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29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0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368d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11pt" fo:font-weight="bold" officeooo:rsid="001368de" officeooo:paragraph-rsid="001368de" style:font-name-asian="SimSun" style:font-size-asian="11pt" style:font-weight-asian="bold" style:font-name-complex="Tahoma" style:font-size-complex="11pt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officeooo:rsid="0015624f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text-input text:description="&lt;for each=&quot;o in objects&quot;&gt;">starts for loop item objects</text:text-input></text:p>
      <text:p text:style-name="P15"><text:placeholder text:placeholder-type="text">&lt;setLang('it_IT')&gt;</text:placeholder></text:p>
      <text:p text:style-name="P15"><text:placeholder text:placeholder-type="text">&lt;load_parameter(o.product_id.id,o.workcenter_lines[0].workcenter_id.id if o.workcenter_lines else False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3">FOGLIO PRODUZIONE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28">N. Partita:</text:p>
            <text:p text:style-name="P23"><text:placeholder text:placeholder-type="text">&lt;o.name&gt;</text:placeholder></text:p>
          </table:table-cell>
          <table:table-cell table:style-name="Tabella1.A2" office:value-type="string">
            <text:p text:style-name="P5">Prodotto: </text:p>
            <text:p text:style-name="P22">[<text:placeholder text:placeholder-type="text">&lt;o.product_id.default_code&gt;</text:placeholder>]</text:p>
            <text:p text:style-name="P22"><text:placeholder text:placeholder-type="text">&lt;o.product_id.name&gt;</text:placeholder></text:p>
          </table:table-cell>
          <table:table-cell table:style-name="Tabella1.A2" office:value-type="string">
            <text:p text:style-name="P5">Impianto:</text:p>
            <text:p text:style-name="P21"/>
          </table:table-cell>
          <table:table-cell table:style-name="Tabella1.D2" office:value-type="string">
            <text:p text:style-name="P5">Data:</text:p>
            <text:p text:style-name="P22"><text:placeholder text:placeholder-type="text">&lt;formatLang(o.date_planned, date_time=True)[:10]&gt;</text:placeholder></text:p>
          </table:table-cell>
        </table:table-row>
      </table:table>
      <text:p text:style-name="P2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>
          <table:table-cell table:style-name="Tabella2.A1" office:value-type="string">
            <text:p text:style-name="P33">Cod. Dog<text:span text:style-name="T4">an.</text:span></text:p>
          </table:table-cell>
          <table:table-cell table:style-name="Tabella2.A1" office:value-type="string">
            <text:p text:style-name="P3">Componenti</text:p>
          </table:table-cell>
          <table:table-cell table:style-name="Tabella2.A1" office:value-type="string">
            <text:p text:style-name="P3">KG</text:p>
          </table:table-cell>
          <table:table-cell table:style-name="Tabella2.A1" office:value-type="string">
            <text:p text:style-name="P3">LT</text:p>
          </table:table-cell>
          <table:table-cell table:style-name="Tabella2.A1" office:value-type="string">
            <text:p text:style-name="P3">SAC</text:p>
          </table:table-cell>
          <table:table-cell table:style-name="Tabella2.F1" office:value-type="string">
            <text:p text:style-name="P3">Variazioni</text:p>
          </table:table-cell>
        </table:table-row>
        <table:table-row>
          <table:table-cell table:style-name="Tabella2.A2" table:number-columns-spanned="6" office:value-type="string">
            <text:p text:style-name="P27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31"><text:placeholder text:placeholder-type="text">&lt;material.product_id.duty_id.name if material.product_id.duty_id else "/"&gt;</text:placeholder></text:p>
          </table:table-cell>
          <table:table-cell table:style-name="Tabella2.A3" office:value-type="string">
            <text:p text:style-name="P30"><text:placeholder text:placeholder-type="text">&lt;material.product_id.name&gt;</text:placeholder></text:p>
          </table:table-cell>
          <table:table-cell table:style-name="Tabella2.A3" office:value-type="string">
            <text:p text:style-name="P24"><text:placeholder text:placeholder-type="text">&lt;material.quantity / 1&gt;</text:placeholder></text:p>
          </table:table-cell>
          <table:table-cell table:style-name="Tabella2.A3" office:value-type="string">
            <text:p text:style-name="P6"/>
          </table:table-cell>
          <table:table-cell table:style-name="Tabella2.A3" office:value-type="string">
            <text:p text:style-name="P6"/>
          </table:table-cell>
          <table:table-cell table:style-name="Tabella2.A2" office:value-type="string">
            <text:p text:style-name="P6"/>
          </table:table-cell>
        </table:table-row>
        <table:table-row>
          <table:table-cell table:style-name="Tabella2.A2" table:number-columns-spanned="6" office:value-type="string">
            <text:p text:style-name="P27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4">Totale</text:p>
          </table:table-cell>
          <table:covered-table-cell/>
          <table:table-cell table:style-name="Tabella2.A3" office:value-type="string">
            <text:p text:style-name="P25"><text:placeholder text:placeholder-type="text">&lt;o.product_qty / 1&gt;</text:placeholder></text:p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2" office:value-type="string">
            <text:p text:style-name="P7"/>
          </table:table-cell>
        </table:table-row>
      </table:table>
      <text:p text:style-name="P26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">Quantità da produrre: <text:span text:style-name="T2"><text:placeholder text:placeholder-type="text">&lt;1&gt;</text:placeholder></text:span></text:p>
          </table:table-cell>
          <table:table-cell table:style-name="Tabella3.B1" table:number-columns-spanned="2" office:value-type="string">
            <text:p text:style-name="P2">Quantità prodotta:</text:p>
          </table:table-cell>
          <table:covered-table-cell/>
        </table:table-row>
        <table:table-row>
          <table:table-cell table:style-name="Tabella3.A2" office:value-type="string">
            <text:p text:style-name="P2">Griglia: <text:span text:style-name="T2"><text:placeholder text:placeholder-type="text">&lt;get_parameter("parameter_grid")&gt;</text:placeholder></text:span></text:p>
          </table:table-cell>
          <table:table-cell table:style-name="Tabella3.B2" table:number-columns-spanned="2" office:value-type="string">
            <text:p text:style-name="P2">Martelli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2">Imballo:</text:p>
          </table:table-cell>
          <table:table-cell table:style-name="Tabella3.B2" table:number-columns-spanned="2" office:value-type="string">
            <text:p text:style-name="P2">Analisi:</text:p>
            <text:p text:style-name="P9"><text:placeholder text:placeholder-type="text">&lt;get_analysis_info(o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2">Operatori:</text:p>
          </table:table-cell>
          <table:table-cell table:style-name="Tabella3.A2" office:value-type="string">
            <text:p text:style-name="P2">Macchine:</text:p>
          </table:table-cell>
          <table:table-cell table:style-name="Tabella3.B2" office:value-type="string">
            <text:p text:style-name="P2">Velocità: <text:span text:style-name="T2"><text:placeholder text:placeholder-type="text">&lt;get_parameter("parameter_speed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">Note lavorazione:<text:line-break/><text:span text:style-name="T2"><text:placeholder text:placeholder-type="text">&lt;get_parameter("parameter_note")&gt;</text:placeholder></text:span></text:p>
          </table:table-cell>
          <table:covered-table-cell/>
          <table:table-cell table:style-name="Tabella3.B2" office:value-type="string">
            <text:p text:style-name="P2">Tempo miscelaz.: <text:span text:style-name="T2"><text:placeholder text:placeholder-type="text">&lt;get_parameter("parameter_time_misc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">Anomalie riscontrate:<text:line-break/></text:p>
          </table:table-cell>
          <table:covered-table-cell/>
          <table:table-cell table:style-name="Tabella3.B2" office:value-type="string">
            <text:p text:style-name="P2">Temperatura: <text:span text:style-name="T2"><text:placeholder text:placeholder-type="text">&lt;get_parameter("parameter_temperature")&gt;</text:placeholder></text:span></text:p>
          </table:table-cell>
        </table:table-row>
        <table:table-row>
          <table:table-cell table:style-name="Tabella3.B2" table:number-columns-spanned="3" office:value-type="string">
            <text:p text:style-name="P2">Note: </text:p>
            <text:p text:style-name="P8"/>
          </table:table-cell>
          <table:covered-table-cell/>
          <table:covered-table-cell/>
        </table:table-row>
      </table:table>
      <text:p text:style-name="P27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3">FOGLIO CONFEZIONAMENTO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2">N. Partita:</text:p>
            <text:p text:style-name="P23"><text:placeholder text:placeholder-type="text">&lt;o.name&gt;</text:placeholder></text:p>
          </table:table-cell>
          <table:table-cell table:style-name="Tabella5.A2" office:value-type="string">
            <text:p text:style-name="P2">Prodotto: </text:p>
            <text:p text:style-name="P21">[<text:placeholder text:placeholder-type="text">&lt;o.product_id.default_code&gt;</text:placeholder>]</text:p>
            <text:p text:style-name="P21"><text:placeholder text:placeholder-type="text">&lt;o.product_id.name&gt;</text:placeholder></text:p>
          </table:table-cell>
          <table:table-cell table:style-name="Tabella5.A2" office:value-type="string">
            <text:p text:style-name="P2">Impianto:</text:p>
            <text:p text:style-name="P21"/>
          </table:table-cell>
          <table:table-cell table:style-name="Tabella5.D2" office:value-type="string">
            <text:p text:style-name="P2">Data:</text:p>
            <text:p text:style-name="P21"><text:placeholder text:placeholder-type="text">&lt;formatLang(o.date_planned, date_time=True)[:10]&gt;</text:placeholder></text:p>
          </table:table-cell>
        </table:table-row>
        <table:table-row>
          <table:table-cell table:style-name="Tabella5.A2" table:number-columns-spanned="2" office:value-type="string">
            <text:p text:style-name="P2">Griglia: <text:span text:style-name="T2"><text:placeholder text:placeholder-type="text">&lt;get_parameter("parameter_grid")&gt;</text:placeholder></text:span></text:p>
          </table:table-cell>
          <table:covered-table-cell/>
          <table:table-cell table:style-name="Tabella5.D2" table:number-columns-spanned="2" office:value-type="string">
            <text:p text:style-name="P2">Martelli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2">Imballo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2">N. bancale</text:p>
          </table:table-cell>
          <table:table-cell table:style-name="Tabella5.A2" office:value-type="string">
            <text:p text:style-name="P2">Peso bancale</text:p>
          </table:table-cell>
          <table:table-cell table:style-name="Tabella5.A2" office:value-type="string">
            <text:p text:style-name="P2">Campione n.</text:p>
          </table:table-cell>
          <table:table-cell table:style-name="Tabella5.D2" office:value-type="string">
            <text:p text:style-name="P2">Q.C.P.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2">Totale Kg.</text:p>
          </table:table-cell>
          <table:covered-table-cell/>
          <table:table-cell table:style-name="Tabella5.D2" table:number-columns-spanned="2" office:value-type="string">
            <text:p text:style-name="P2">Q.tà a magazzino Kg.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27"><text:text-input text:description="&lt;for each=&quot;ol in o.order_lines_ids&quot;&gt;">starts for loop item objects</text:text-input></text:p>
            <text:p text:style-name="P10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27"><text:text-input text:description="&lt;/for&gt;">/for</text:text-input></text:p>
            <text:p text:style-name="P27"><text:text-input text:description="&lt;for each=&quot;ol in o.package_ids&quot;&gt;">starts for loop item objects</text:text-input></text:p>
            <text:p text:style-name="P10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27"><text:text-input text:description="&lt;/for&gt;">/for</text:text-input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2">Note: <text:span text:style-name="T3"><text:placeholder text:placeholder-type="text">&lt;""&gt;</text:placeholder></text:span></text:p>
          </table:table-cell>
          <table:covered-table-cell/>
          <table:covered-table-cell/>
          <table:covered-table-cell/>
        </table:table-row>
      </table:table>
      <text:p text:style-name="P18"/>
      <text:p text:style-name="P16">Legenda: Q.C.P. = Quality Control Passed</text:p>
      <text:p text:style-name="P11"><text:placeholder text:placeholder-type="text">&lt;if test="len(objects)&gt;1 and o.id!=objects[-1].id"&gt;</text:placeholder></text:p>
      <text:p text:style-name="P29"/>
      <text:p text:style-name="P19"><text:placeholder text:placeholder-type="text">&lt;/if&gt;</text:placeholder></text:p>
      <text:p text:style-name="P17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97cm" fo:margin-bottom="0.8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magini1" text:anchor-type="as-char" svg:y="-0.069cm" svg:width="3cm" svg:height="1.101cm" draw:z-index="3"><draw:image xlink:href="Pictures/100000000000009600000037A52F2515.jpg" xlink:type="simple" xlink:show="embed" xlink:actuate="onLoad"/></draw:frame></text:p>
            </table:table-cell>
            <table:table-cell table:style-name="Tabella4.A1" office:value-type="string">
              <text:p text:style-name="MP2">ORDINE DI PRODUZIONE</text:p>
            </table:table-cell>
            <table:table-cell table:style-name="Tabella4.A1" office:value-type="string">
              <text:p text:style-name="MP3">Pag. <text:page-number text:select-page="current">4</text:page-number> di <text:page-count>4</text:page-count></text:p>
            </table:table-cell>
          </table:table-row>
        </table:table>
        <text:p text:style-name="MP4"/>
      </style:header>
      <style:footer>
        <text:p text:style-name="MP5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6-08T14:07:44.693703408</dc:date>
    <meta:editing-duration>P1DT16H30M30S</meta:editing-duration>
    <meta:editing-cycles>257</meta:editing-cycles>
    <meta:generator>LibreOffice/4.3.3.2$Linux_X86_64 LibreOffice_project/430m0$Build-2</meta:generator>
    <dc:creator>thebrush </dc:creator>
    <meta:document-statistic meta:table-count="5" meta:image-count="1" meta:object-count="0" meta:page-count="4" meta:paragraph-count="73" meta:word-count="180" meta:character-count="1728" meta:non-whitespace-character-count="1630"/>
    <meta:user-defined meta:name="Info 1"/>
    <meta:user-defined meta:name="Info 2"/>
    <meta:user-defined meta:name="Info 3"/>
    <meta:user-defined meta:name="Info 4"/>
  </office:meta>
</office:document-meta>
</file>